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4.5cm"/>
    </style:style>
    <style:style style:name="co3" style:family="table-column">
      <style:table-column-properties fo:break-before="auto" style:column-width="3.861cm"/>
    </style:style>
    <style:style style:name="co4" style:family="table-column">
      <style:table-column-properties fo:break-before="auto" style:column-width="5.883cm"/>
    </style:style>
    <style:style style:name="co5" style:family="table-column">
      <style:table-column-properties fo:break-before="auto" style:column-width="5.715cm"/>
    </style:style>
    <style:style style:name="co6" style:family="table-column">
      <style:table-column-properties fo:break-before="auto" style:column-width="5.521cm"/>
    </style:style>
    <style:style style:name="co7" style:family="table-column">
      <style:table-column-properties fo:break-before="auto" style:column-width="2.267cm"/>
    </style:style>
    <style:style style:name="ro1" style:family="table-row">
      <style:table-row-properties style:row-height="0.947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2.738cm" fo:break-before="auto" style:use-optimal-row-height="true"/>
    </style:style>
    <style:style style:name="ro4" style:family="table-row">
      <style:table-row-properties style:row-height="3.184cm" fo:break-before="auto" style:use-optimal-row-height="true"/>
    </style:style>
    <style:style style:name="ro5" style:family="table-row">
      <style:table-row-properties style:row-height="5.422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29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fo:background-color="#ff3333"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able-cell-properties fo:background-color="#ff3333"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fo:background-color="#ff3333"/>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1018" table:default-cell-style-name="Excel_20_Built-in_20_Normal"/>
        <table:table-row table:style-name="ro1">
          <table:table-cell table:style-name="ce1" office:value-type="string">
            <text:p>Fichier JS</text:p>
          </table:table-cell>
          <table:table-cell table:style-name="ce1" office:value-type="string">
            <text:p>Lignes de code testées</text:p>
          </table:table-cell>
          <table:table-cell table:style-name="ce1" office:value-type="string">
            <text:p>Fonction testée</text:p>
          </table:table-cell>
          <table:table-cell table:style-name="ce3" office:value-type="string">
            <text:p>Résultat attendu</text:p>
          </table:table-cell>
          <table:table-cell table:style-name="ce3" office:value-type="string">
            <text:p>Comment vérifier le résultat attendu</text:p>
          </table:table-cell>
          <table:table-cell table:style-name="ce3" office:value-type="string">
            <text:p>Problème possible</text:p>
          </table:table-cell>
          <table:table-cell table:style-name="ce1" table:number-columns-repeated="20"/>
          <table:table-cell table:number-columns-repeated="998"/>
        </table:table-row>
        <table:table-row table:style-name="ro2">
          <table:table-cell table:number-columns-repeated="3"/>
          <table:table-cell table:style-name="ce4" table:number-columns-repeated="3"/>
          <table:table-cell table:number-columns-repeated="1018"/>
        </table:table-row>
        <table:table-row table:style-name="ro3">
          <table:table-cell table:style-name="ce2" office:value-type="string">
            <text:p>script.js</text:p>
          </table:table-cell>
          <table:table-cell table:style-name="ce2" office:value-type="string">
            <text:p>5 à 10</text:p>
          </table:table-cell>
          <table:table-cell table:style-name="ce2" office:value-type="string">
            <text:p>userInputChecker</text:p>
          </table:table-cell>
          <table:table-cell table:style-name="ce5" office:value-type="string">
            <text:p>La fonction doit retourner 1 si le mot passé en paramètre est un mot (pas de chiffre, caractères accentués, symboles ...), et retourner 0 si ce n'en est pas un</text:p>
          </table:table-cell>
          <table:table-cell table:style-name="ce5" office:value-type="string">
            <text:p>Appeler la fonction avec différentes valeurs de tests (valeurs limites, valeur vide...), et on observe la valeur retournée, avec un console.log par exemple</text:p>
          </table:table-cell>
          <table:table-cell table:style-name="ce5" office:value-type="string">
            <text:p>La valeur retournée pourrait être erronée (0 au lieu de 1; <text:s/>et 1 au lieu de 0)</text:p>
          </table:table-cell>
          <table:table-cell table:style-name="ce7" table:number-columns-repeated="1018"/>
        </table:table-row>
        <table:table-row table:style-name="ro4">
          <table:table-cell office:value-type="string">
            <text:p>panier.js</text:p>
          </table:table-cell>
          <table:table-cell office:value-type="string">
            <text:p>2 à 12</text:p>
          </table:table-cell>
          <table:table-cell office:value-type="string">
            <text:p>existeDansPanier</text:p>
          </table:table-cell>
          <table:table-cell table:style-name="ce6" office:value-type="string">
            <text:p>La fonction doit retourner true si le couple (id, lentille) passé en paramètre existe dans le panier stocké dans le sessionStorage. La fonction retourne false si le couple n'est pas présent ou si le panier du sessionstorage est vide</text:p>
          </table:table-cell>
          <table:table-cell table:style-name="ce6" office:value-type="string">
            <text:p>Appeler la fonction avec différents couples possibles (couple présent, couple absent, couple impossible) et observer la valeur retournée avec un console.log</text:p>
          </table:table-cell>
          <table:table-cell table:style-name="ce6" office:value-type="string">
            <text:p>La valeur retournée pourrait être fausse (true au lieu de false et inversement)</text:p>
          </table:table-cell>
          <table:table-cell table:number-columns-repeated="1018"/>
        </table:table-row>
        <table:table-row table:style-name="ro5">
          <table:table-cell office:value-type="string">
            <text:p>panier.js</text:p>
          </table:table-cell>
          <table:table-cell office:value-type="string">
            <text:p>15 à 34</text:p>
          </table:table-cell>
          <table:table-cell office:value-type="string">
            <text:p>ajouterPanier</text:p>
          </table:table-cell>
          <table:table-cell table:style-name="ce6" office:value-type="string">
            <text:p>La fonction doit vérifier si le couple (id, lentille) passé en paramètre existe dans le panier stocké dans le sessionStorage et augmenter la quantité associée d'une valeur passé en paramètre le cas échéant. Si le couple n'est pas présent dans le panier, la fonction ajoute un élément contenant ce couple (id, lentille) associé à la quantité renseignée en paramètre.</text:p>
          </table:table-cell>
          <table:table-cell table:style-name="ce6" office:value-type="string">
            <text:p>Vérifier le contenu du sessionStorage avant et après l'appel de la fonction pour vérifier le bon ajout.</text:p>
          </table:table-cell>
          <table:table-cell table:style-name="ce6" office:value-type="string">
            <text:p>Une nouvelle entrée pourrait être créée même si le couple (id, lentille) existait déjà dans le panier. L'ajout pourrait ne pas se faire du tout.</text:p>
          </table:table-cell>
          <table:table-cell table:number-columns-repeated="1018"/>
        </table:table-row>
        <table:table-row table:style-name="ro6">
          <table:table-cell office:value-type="string">
            <text:p>panier.js</text:p>
          </table:table-cell>
          <table:table-cell office:value-type="string">
            <text:p>36 à 38</text:p>
          </table:table-cell>
          <table:table-cell office:value-type="string">
            <text:p>viderPanier</text:p>
          </table:table-cell>
          <table:table-cell table:style-name="ce6" office:value-type="string">
            <text:p>La fonction doit supprimer l'élément "panier" stocké dans le sessionStorage</text:p>
          </table:table-cell>
          <table:table-cell table:style-name="ce6" office:value-type="string">
            <text:p>Verifier que l'élément "panier" du sessionStorage est bien supprimé après l'appel de la fonction</text:p>
          </table:table-cell>
          <table:table-cell table:style-name="ce6" office:value-type="string">
            <text:p>L'élément "panier" du sessionStorage pourrait ne pas avoir été supprimé par la fonction</text:p>
          </table:table-cell>
          <table:table-cell table:number-columns-repeated="1018"/>
        </table:table-row>
        <table:table-row table:style-name="ro6">
          <table:table-cell office:value-type="string">
            <text:p>panier.js</text:p>
          </table:table-cell>
          <table:table-cell office:value-type="string">
            <text:p>40 à 46</text:p>
          </table:table-cell>
          <table:table-cell office:value-type="string">
            <text:p>retirer_element_panier</text:p>
          </table:table-cell>
          <table:table-cell table:style-name="ce6" office:value-type="string">
            <text:p>La fonction doit supprimer un item du panier stocké dans le sessionStorage en fonction de l'indice passé en paramètre</text:p>
          </table:table-cell>
          <table:table-cell table:style-name="ce6" office:value-type="string">
            <text:p>Vérifier que l'élément ciblé du panier du sessionStorage a bien été supprimé par l'appel de la fonction</text:p>
          </table:table-cell>
          <table:table-cell table:style-name="ce6" office:value-type="string">
            <text:p>L'élément supprimé pourrait ne pas être celui prévu par l'index indiqué</text:p>
          </table:table-cell>
          <table:table-cell table:number-columns-repeated="1018"/>
        </table:table-row>
        <table:table-row table:style-name="ro3">
          <table:table-cell office:value-type="string">
            <text:p>affichePanier.js</text:p>
          </table:table-cell>
          <table:table-cell office:value-type="string">
            <text:p>58 à 68</text:p>
          </table:table-cell>
          <table:table-cell office:value-type="string">
            <text:p>creer_reset_bouton</text:p>
          </table:table-cell>
          <table:table-cell table:style-name="ce6" office:value-type="string">
            <text:p>La fonction doit créer un lien menant vers la page index.html en tant que descendant du parent passé en paramètre. L'activation de ce lien doit également appeler la fonction viderPanier</text:p>
          </table:table-cell>
          <table:table-cell table:style-name="ce6" office:value-type="string">
            <text:p>Vérifier sur la page html générée que le lien est bien présent à l'emplacement où la fonction a été appelée et que les actions à l'activation sont correcte</text:p>
          </table:table-cell>
          <table:table-cell table:style-name="ce6" office:value-type="string">
            <text:p>Le lien pourrait ne pas avoir le bon parent ou ne pas appeler la fonction viderPanier correctement à l'activation</text:p>
          </table:table-cell>
          <table:table-cell table:number-columns-repeated="1018"/>
        </table:table-row>
        <table:table-row table:style-name="ro7">
          <table:table-cell office:value-type="string">
            <text:p>formulaire.js</text:p>
          </table:table-cell>
          <table:table-cell office:value-type="string">
            <text:p>1 à 26</text:p>
          </table:table-cell>
          <table:table-cell office:value-type="string">
            <text:p>envoi_formulaire</text:p>
          </table:table-cell>
          <table:table-cell table:style-name="ce6" office:value-type="string">
            <text:p>La fonction permet de préparer une requête POST au bon format grâce aux paramètres donnés et de l'envoyer vers l'API afin de valider une commande</text:p>
          </table:table-cell>
          <table:table-cell table:style-name="ce6" office:value-type="string">
            <text:p>Appeler la fonction avec différents paramètres et vérifier les retours de l'API après chaque envoi</text:p>
          </table:table-cell>
          <table:table-cell table:style-name="ce6" office:value-type="string">
            <text:p>Le format de la requête pourrait ne pas être correct. Le lien vers l'API pourrait ne pas se faire correctement</text:p>
          </table:table-cell>
          <table:table-cell table:number-columns-repeated="1018"/>
        </table:table-row>
        <table:table-row table:style-name="ro3">
          <table:table-cell office:value-type="string">
            <text:p>formulaire.js</text:p>
          </table:table-cell>
          <table:table-cell office:value-type="string">
            <text:p>28 à 31</text:p>
          </table:table-cell>
          <table:table-cell office:value-type="string">
            <text:p>valider_prenom</text:p>
          </table:table-cell>
          <table:table-cell table:style-name="ce6" office:value-type="string">
            <text:p>La fonction doit retourner true si la chaîne de caractère passée en argument correspond au pattern définit comme étant acceptable pour un prénom et renvoyer false sinon.</text:p>
          </table:table-cell>
          <table:table-cell table:style-name="ce6" office:value-type="string">
            <text:p>Appeler la fonction avec différentes valeurs de tests (avec ou sans accent et tire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3 à 36</text:p>
          </table:table-cell>
          <table:table-cell office:value-type="string">
            <text:p>valider_nom</text:p>
          </table:table-cell>
          <table:table-cell table:style-name="ce6" office:value-type="string">
            <text:p>La fonction doit retourner true si la chaîne de caractère passée en argument correspond au pattern définit comme étant acceptable pour un nom de fam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8 à 41</text:p>
          </table:table-cell>
          <table:table-cell office:value-type="string">
            <text:p>valider_adresse</text:p>
          </table:table-cell>
          <table:table-cell table:style-name="ce6" office:value-type="string">
            <text:p>La fonction doit retourner true si la chaîne de caractère passée en argument correspond au pattern définit comme étant acceptable pour une adress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3 à 46</text:p>
          </table:table-cell>
          <table:table-cell office:value-type="string">
            <text:p>valider_ville</text:p>
          </table:table-cell>
          <table:table-cell table:style-name="ce6" office:value-type="string">
            <text:p>La fonction doit retourner true si la chaîne de caractère passée en argument correspond au pattern définit comme étant acceptable pour une v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8 à 51</text:p>
          </table:table-cell>
          <table:table-cell office:value-type="string">
            <text:p>valider_mail</text:p>
          </table:table-cell>
          <table:table-cell table:style-name="ce6" office:value-type="string">
            <text:p>La fonction doit retourner true si la chaîne de caractère passée en argument correspond au pattern définit comme étant acceptable pour une adresse email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7">
          <table:table-cell office:value-type="string">
            <text:p>formulaire.js</text:p>
          </table:table-cell>
          <table:table-cell office:value-type="string">
            <text:p>53 à 75</text:p>
          </table:table-cell>
          <table:table-cell office:value-type="string">
            <text:p>valider_formulaire</text:p>
          </table:table-cell>
          <table:table-cell table:style-name="ce6" office:value-type="string">
            <text:p>La fonction doit retourner true si tous les champs prévus par le formulaire sont corrects et retourner false si au moins un champ prévu est inccorect</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2" table:number-rows-repeated="984">
          <table:table-cell table:number-columns-repeated="3"/>
          <table:table-cell table:style-name="ce4" table:number-columns-repeated="3"/>
          <table:table-cell table:number-columns-repeated="1018"/>
        </table:table-row>
        <table:table-row table:style-name="ro2" table:number-rows-repeated="104757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06">06/09/2021</text:date>, <text:time>22:10:03</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dc:date>2021-09-06T22:10:03.76</dc:date>
    <dc:creator>Sylvain Yvonneau</dc:creator>
    <meta:editing-duration>PT8H32M55S</meta:editing-duration>
    <meta:editing-cycles>7</meta:editing-cycles>
    <meta:document-statistic meta:table-count="1" meta:cell-count="84" meta:object-count="0"/>
  </office:meta>
</office:document-meta>
</file>